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top" draw:auto-grow-height="false" fo:min-height="0.75cm" fo:min-width="0.5cm"/>
      <style:paragraph-properties style:writing-mode="lr-tb"/>
    </style:style>
    <style:style style:name="gr2" style:family="graphic" style:parent-style-name="standard">
      <style:graphic-properties svg:stroke-color="#000000" draw:fill-color="#ff860d" draw:textarea-horizontal-align="justify" draw:textarea-vertical-align="top" draw:auto-grow-height="false" fo:min-height="0.75cm" fo:min-width="0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356cm" fo:min-width="0cm"/>
      <style:paragraph-properties style:writing-mode="lr-tb"/>
    </style:style>
    <style:style style:name="gr6" style:family="graphic" style:parent-style-name="standard">
      <style:graphic-properties draw:marker-end="Arrow" draw:textarea-vertical-align="middle"/>
    </style:style>
    <style:style style:name="gr7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fill="none" draw:textarea-vertical-align="middle" draw:auto-grow-height="false" fo:min-height="5.335cm" fo:min-width="0cm"/>
    </style:style>
    <style:style style:name="gr9" style:family="graphic" style:parent-style-name="standard">
      <style:graphic-properties draw:fill="none" draw:textarea-vertical-align="middle" draw:auto-grow-height="false" fo:min-height="8.092cm" fo:min-width="0cm"/>
    </style:style>
    <style:style style:name="P1" style:family="paragraph">
      <loext:graphic-properties draw:fill-color="#b4c7dc"/>
      <style:paragraph-properties fo:text-align="center" style:writing-mode="lr-tb"/>
      <style:text-properties fo:font-size="16pt"/>
    </style:style>
    <style:style style:name="P2" style:family="paragraph">
      <loext:graphic-properties draw:fill-color="#ff860d"/>
      <style:paragraph-properties fo:text-align="center" style:writing-mode="lr-tb"/>
      <style:text-properties fo:font-size="16pt"/>
    </style:style>
    <style:style style:name="P3" style:family="paragraph">
      <style:text-properties fo:font-size="14pt" fo:font-weight="bold"/>
    </style:style>
    <style:style style:name="P4" style:family="paragraph">
      <style:paragraph-properties fo:text-align="center"/>
      <style:text-properties fo:font-size="14pt" fo:font-weight="bold"/>
    </style:style>
    <style:style style:name="P5" style:family="paragraph">
      <loext:graphic-properties draw:fill="none" draw:fill-color="#ffffff"/>
      <style:text-properties fo:font-size="14pt" fo:font-weight="bold"/>
    </style:style>
    <style:style style:name="P6" style:family="paragraph">
      <loext:graphic-properties draw:fill="none" draw:fill-color="#ffffff"/>
      <style:paragraph-properties fo:text-align="center"/>
      <style:text-properties fo:font-size="14pt" fo:font-weight="bold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svg:x="2.1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cm" svg:height="1cm" svg:x="3.098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1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098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cm" svg:y="8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098cm" svg:y="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8.102cm" svg:y="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9.1cm" svg:y="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0.102cm" svg:y="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1.1cm" svg:y="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2.102cm" svg:y="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3.1cm" svg:y="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4.1cm" svg:y="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.102cm" svg:y="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6.1cm" svg:y="8.5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7.616cm" svg:height="1.361cm" svg:x="2.384cm" svg:y="6.139cm">
          <draw:text-box>
            <text:p text:style-name="P3">Propriétés de bases </text:p>
            <text:p text:style-name="P4">(CMIS)</text:p>
          </draw:text-box>
        </draw:frame>
        <draw:frame draw:style-name="gr4" draw:text-style-name="P6" draw:layer="layout" svg:width="7.6cm" svg:height="1.916cm" svg:x="9.4cm" svg:y="6.2cm">
          <draw:text-box>
            <text:p text:style-name="P4">Propriétés additionnelles </text:p>
            <text:p text:style-name="P4">(Dossier)</text:p>
          </draw:text-box>
        </draw:frame>
        <draw:frame draw:style-name="gr5" draw:text-style-name="P5" xml:id="id1" draw:id="id1" draw:layer="layout" svg:width="4.1cm" svg:height="1.606cm" svg:x="5.8cm" svg:y="10.1cm">
          <draw:text-box>
            <text:p text:style-name="P3">Propriété</text:p>
          </draw:text-box>
        </draw:frame>
        <draw:connector draw:style-name="gr6" draw:text-style-name="P7" draw:layer="layout" svg:x1="5.8cm" svg:y1="10.903cm" svg:x2="3.598cm" svg:y2="9.5cm" draw:start-shape="id1" draw:end-shape="id2" draw:end-glue-point="2" svg:d="M5800 10903h-2202v-1403" svg:viewBox="0 0 2203 1404">
          <text:p/>
        </draw:connector>
        <draw:frame draw:style-name="gr7" draw:text-style-name="P7" draw:layer="layout" svg:width="1.999cm" svg:height="0.999cm" svg:x="10.677cm" svg:y="13.82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8" draw:text-style-name="P8" draw:layer="layout" svg:width="0.817cm" svg:height="5.891cm" draw:transform="rotate (-1.5706217938697) translate (8cm 7.583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917.311608961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8" draw:layer="layout" svg:width="0.817cm" svg:height="8.8cm" draw:transform="rotate (-1.5706217938697) translate (17cm 7.583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917.311608961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5T13:34:23.957000000</meta:creation-date>
    <meta:generator>LibreOffice/6.4.0.3$Windows_X86_64 LibreOffice_project/b0a288ab3d2d4774cb44b62f04d5d28733ac6df8</meta:generator>
    <dc:date>2020-05-25T14:58:22.598000000</dc:date>
    <meta:editing-duration>PT42M3S</meta:editing-duration>
    <meta:editing-cycles>9</meta:editing-cycles>
    <meta:document-statistic meta:object-count="22"/>
  </office:meta>
</office:document-meta>
</file>

<file path=Object 1/content.xml><?xml version="1.0" encoding="utf-8"?>
<math xmlns="http://www.w3.org/1998/Math/MathML" display="block"/>
</file>